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848" officeooo:paragraph-rsid="000fd848"/>
    </style:style>
    <style:style style:name="P2" style:family="paragraph" style:parent-style-name="Standard">
      <style:text-properties officeooo:rsid="0010ca58" officeooo:paragraph-rsid="0010ca58"/>
    </style:style>
    <style:style style:name="P3" style:family="paragraph" style:parent-style-name="Standard">
      <style:text-properties officeooo:rsid="0011f6f7" officeooo:paragraph-rsid="0011f6f7"/>
    </style:style>
    <style:style style:name="P4" style:family="paragraph" style:parent-style-name="Standard">
      <style:text-properties officeooo:rsid="0012f227" officeooo:paragraph-rsid="0012f227"/>
    </style:style>
    <style:style style:name="P5" style:family="paragraph" style:parent-style-name="Standard">
      <style:text-properties officeooo:rsid="0013031e" officeooo:paragraph-rsid="0013031e"/>
    </style:style>
    <style:style style:name="T1" style:family="text">
      <style:text-properties officeooo:rsid="0011f53c"/>
    </style:style>
    <style:style style:name="T2" style:family="text">
      <style:text-properties officeooo:rsid="00163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ailchimp.com/resources/gestalt-principles-of-design/" text:style-name="Internet_20_link" text:visited-style-name="Visited_20_Internet_20_Link">https://mailchimp.com/resources/gestalt-principles-of-design/</text:a></text:p>
      <text:p text:style-name="Standard"><text:a xlink:type="simple" xlink:href="https://maze.co/blog/gestalt-principles/" text:style-name="Internet_20_link" text:visited-style-name="Visited_20_Internet_20_Link">https://maze.co/blog/gestalt-principles/</text:a></text:p>
      <text:p text:style-name="Standard"><text:a xlink:type="simple" xlink:href="https://www.verywellmind.com/gestalt-laws-of-perceptual-organization-2795835" text:style-name="Internet_20_link" text:visited-style-name="Visited_20_Internet_20_Link">https://www.verywellmind.com/gestalt-laws-of-perceptual-organization-2795835</text:a></text:p>
      <text:p text:style-name="Standard"><text:a xlink:type="simple" xlink:href="https://www.toptal.com/designers/ui/gestalt-principles-of-design" text:style-name="Internet_20_link" text:visited-style-name="Visited_20_Internet_20_Link">https://www.toptal.com/designers/ui/gestalt-principles-of-design</text:a></text:p>
      <text:p text:style-name="Standard"><text:a xlink:type="simple" xlink:href="https://www.interaction-design.org/literature/topics/gestalt-principles" text:style-name="Internet_20_link" text:visited-style-name="Visited_20_Internet_20_Link">https://www.interaction-design.org/literature/topics/gestalt-principles</text:a></text:p>
      <text:p text:style-name="Standard"><text:a xlink:type="simple" xlink:href="https://www.uifrommars.com/principios-gestalt-diseno-web/" text:style-name="Internet_20_link" text:visited-style-name="Visited_20_Internet_20_Link">https://www.uifrommars.com/principios-gestalt-diseno-web/</text:a></text:p>
      <text:p text:style-name="Standard"><text:a xlink:type="simple" xlink:href="https://swapps.com/blog/gestalt-principles-in-web-design/" text:style-name="Internet_20_link" text:visited-style-name="Visited_20_Internet_20_Link">https://swapps.com/blog/gestalt-principles-in-web-design/</text:a></text:p>
      <text:p text:style-name="Standard"><text:a xlink:type="simple" xlink:href="https://uxdesign.cc/gestalt-in-ux-or-why-designers-are-so-annoying-about-spacing-a4f06a6e255e" text:style-name="Internet_20_link" text:visited-style-name="Visited_20_Internet_20_Link">https://uxdesign.cc/gestalt-in-ux-or-why-designers-are-so-annoying-about-spacing-a4f06a6e255e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imilaridad</text:p>
      <text:p text:style-name="P1">Continuidad</text:p>
      <text:p text:style-name="P2"><text:span text:style-name="T1">P</text:span>roximidad</text:p>
      <text:p text:style-name="P1">Cierre</text:p>
      <text:p text:style-name="P3">Figura/Fondo</text:p>
      <text:p text:style-name="P4">Simetría y orde<text:span text:style-name="T2">n</text:span></text:p>
      <text:p text:style-name="P5">Destino comú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45:08.132000000</meta:creation-date>
    <meta:generator>LibreOffice/7.5.6.2$Windows_X86_64 LibreOffice_project/f654817fb68d6d4600d7d2f6b647e47729f55f15</meta:generator>
    <dc:date>2024-10-22T10:32:21.726000000</dc:date>
    <meta:editing-duration>PT18M33S</meta:editing-duration>
    <meta:editing-cycles>9</meta:editing-cycles>
    <meta:document-statistic meta:table-count="0" meta:image-count="0" meta:object-count="0" meta:page-count="1" meta:paragraph-count="15" meta:word-count="18" meta:character-count="598" meta:non-whitespace-character-count="595"/>
  </office:meta>
</office:document-meta>
</file>